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102in"/>
    </style:style>
    <style:style style:name="co2" style:family="table-column">
      <style:table-column-properties fo:break-before="auto" style:column-width="6.4335in"/>
    </style:style>
    <style:style style:name="co3" style:family="table-column">
      <style:table-column-properties fo:break-before="auto" style:column-width="0.9311in"/>
    </style:style>
    <style:style style:name="co4" style:family="table-column">
      <style:table-column-properties fo:break-before="auto" style:column-width="2.8362in"/>
    </style:style>
    <style:style style:name="co5" style:family="table-column">
      <style:table-column-properties fo:break-before="auto" style:column-width="6.9091in"/>
    </style:style>
    <style:style style:name="co6" style:family="table-column">
      <style:table-column-properties fo:break-before="auto" style:column-width="0.7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ChatGPT_20_promp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ed7d31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ed7d31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8" table:default-cell-style-name="Default"/>
        <table:table-row table:style-name="ro1">
          <table:table-cell table:style-name="ce9" office:value-type="string" calcext:value-type="string">
            <text:p>De onderwerpen</text:p>
          </table:table-cell>
          <table:table-cell table:style-name="ce9" office:value-type="string" calcext:value-type="string">
            <text:p>De antwoorden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>
            <text:p>Wat is de naam van je eerste tre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t is de naam van je eerste trend?</text:p>
          </table:table-cell>
          <table:table-cell office:value-type="string" calcext:value-type="string">
            <text:p>Ai Machine learning</text:p>
          </table:table-cell>
          <table:table-cell table:number-columns-repeated="2"/>
          <table:table-cell office:value-type="string" calcext:value-type="string">
            <text:p>Titiel (onder voorbehoud)</text:p>
          </table:table-cell>
          <table:table-cell office:value-type="string" calcext:value-type="string">
            <text:p>De Utopie van Home automation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Waarom deze tre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onderwerpen ga je deze trend mogelijk behandelen?</text:p>
          </table:table-cell>
          <table:table-cell table:number-columns-repeated="3"/>
          <table:table-cell office:value-type="string" calcext:value-type="string">
            <text:p>Hoofdvraag mijn onderzoek</text:p>
          </table:table-cell>
          <table:table-cell office:value-type="string" calcext:value-type="string">
            <text:p>Wat mist de huidige technologie en waar kan de toekomstige gebruiker enthausiast van worden?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Wat hoop je aan het eind van het onderzoek te bereike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ijn er genoeg bronnen te vinden over de door jouw gekoze drie trends?</text:p>
          </table:table-cell>
          <table:table-cell table:number-columns-repeated="3"/>
          <table:table-cell office:value-type="string" calcext:value-type="string">
            <text:p>Ti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ke hoofdvraag hoort bij je eerste trend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deelvragen horgen bij deze tr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e ga je dr voorbereiding van het onderzoek doen?</text:p>
          </table:table-cell>
          <table:table-cell table:number-columns-repeated="63"/>
        </table:table-row>
        <table:table-row table:style-name="ro1">
          <table:table-cell table:number-columns-repeated="4"/>
          <table:table-cell office:value-type="string" calcext:value-type="string">
            <text:p>Ai Machine learning</text:p>
          </table:table-cell>
          <table:table-cell table:number-columns-repeated="59"/>
        </table:table-row>
        <table:table-row table:style-name="ro1">
          <table:table-cell table:style-name="ce10" office:value-type="string" calcext:value-type="string">
            <text:p>Wat is de naam van je tweede trend?</text:p>
          </table:table-cell>
          <table:table-cell table:number-columns-repeated="3"/>
          <table:table-cell office:value-type="string" calcext:value-type="string">
            <text:p>Machine creativity &amp; augmented desig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digital platform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 is de naam van je eerste trend?</text:p>
          </table:table-cell>
          <table:table-cell office:value-type="string" calcext:value-type="string">
            <text:p>Machine creativity &amp; augmented design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Waarom deze tre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onderwerpen ga je deze trend mogelijk behandelen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Wat hoop je aan het eind van het onderzoek te bereike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ijn er genoeg bronnen te vinden over de door jouw gekoze drie trend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hoofdvraag hoort bij je eerste trend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deelvragen horgen bij deze tr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e ga je dr voorbereiding van het onderzoek doen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0" office:value-type="string" calcext:value-type="string">
            <text:p>Wat is de naam van je derde tre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t is de naam van je eerste trend?</text:p>
          </table:table-cell>
          <table:table-cell office:value-type="string" calcext:value-type="string">
            <text:p>digital platforms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Waarom deze tre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onderwerpen ga je deze trend mogelijk behandelen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Wat hoop je aan het eind van het onderzoek te bereike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ijn er genoeg bronnen te vinden over de door jouw gekoze drie trend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hoofdvraag hoort bij je eerste trend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deelvragen horgen bij deze tr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e ga je dr voorbereiding van het onderzoek doe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lke technieken ga uit het boek van Maenhout gebruiken?</text:p>
          </table:table-cell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12" office:value-type="string" calcext:value-type="string">
            <text:p><text:a xlink:href="https://www.tableau.com/learn/articles/internet-of-things-books" xlink:type="simple">https://www.tableau.com/learn/articles/internet-of-things-books</text:a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teratuur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<text:a xlink:href="https://www.amazon.com/Fourth-Industrial-Revolution-Klaus-Schwab-ebook/dp/B01JEMROIU/" xlink:type="simple">https://www.amazon.com/Fourth-Industrial-Revolution-Klaus-Schwab-ebook/dp/B01JEMROIU/</text:a>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<text:a xlink:href="https://www.amazon.com/dp/1803230592?tag=uuid10-20" xlink:type="simple">https://www.amazon.com/dp/1803230592?tag=uuid10-20</text:a></text:p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tGPT prompts" table:style-name="ta2"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generage a title for me that encapsulates the future of home automation in an epic way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2:20:01.454013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tGPT_20_prompts" style:display-name="PageStyle_ChatGPT promp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lba, Ami</meta:initial-creator>
    <meta:creation-date>2022-11-11T14:37:34</meta:creation-date>
    <dc:date>2023-04-03T12:21:04.995758682</dc:date>
    <meta:generator>LibreOffice/7.0.4.2$Linux_X86_64 LibreOffice_project/00$Build-2</meta:generator>
    <meta:editing-duration>PT11M13S</meta:editing-duration>
    <meta:editing-cycles>2</meta:editing-cycles>
    <meta:document-statistic meta:table-count="2" meta:cell-count="49" meta:object-count="0"/>
    <meta:user-defined meta:name="AppVersion">16.0300</meta:user-defined>
    <meta:user-defined meta:name="ContentTypeId">0x0101006ADEF03C654578449443550491F2EAEF</meta:user-defined>
  </office:meta>
</office:document-meta>
</file>